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6df" officeooo:paragraph-rsid="0008d6df"/>
    </style:style>
    <style:style style:name="P2" style:family="paragraph" style:parent-style-name="Standard">
      <style:text-properties fo:font-weight="bold" officeooo:rsid="0008d6df" officeooo:paragraph-rsid="0008d6d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8d6df" officeooo:paragraph-rsid="0008d6df" style:font-size-asian="24pt" style:font-weight-asian="bold" style:font-size-complex="24pt" style:font-weight-complex="bold"/>
    </style:style>
    <style:style style:name="T1" style:family="text">
      <style:text-properties officeooo:rsid="00098a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KD Javascrript Vulnerabilites</text:p>
      <text:p text:style-name="P1"/>
      <text:p text:style-name="P1"/>
      <text:p text:style-name="P2">Directoty Traversal</text:p>
      <text:p text:style-name="P1"><text:s/></text:p>
      <text:p text:style-name="P1">In forms there could be a sanitazion issue, where smt like &lt;ipadress&gt;/../../.. is not allowed or redirect you, but smt like &lt;<text:span text:style-name="T1">ipadress&gt;</text:span>/%2e%2e /%2e%2e /%2e%2e /%2e%2e/etc/passwd could be possible.</text:p>
      <text:p text:style-name="P1">This is because of URL-Encoding: <text:s/>/%2e%2e is /.. with URL-Encoding.</text:p>
      <text:p text:style-name="P1"><text:a xlink:type="simple" xlink:href="https://www.w3schools.com/tags/ref_urlencode.ASP" text:style-name="Internet_20_link" text:visited-style-name="Visited_20_Internet_20_Link">https://www.w3schools.com/tags/ref_urlencode.ASP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1.2$Linux_X86_64 LibreOffice_project/40$Build-2</meta:generator>
    <dc:date>2022-10-22T20:10:23.958381218</dc:date>
    <meta:editing-duration>PT13M34S</meta:editing-duration>
    <meta:editing-cycles>3</meta:editing-cycles>
    <meta:document-statistic meta:table-count="0" meta:image-count="0" meta:object-count="0" meta:page-count="1" meta:paragraph-count="6" meta:word-count="44" meta:character-count="360" meta:non-whitespace-character-count="319"/>
  </office:meta>
</office:document-meta>
</file>